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rayString1000Encode.ArrayString1000En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rrayString1000Encode.execute( Codec code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